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4e0d7" officeooo:paragraph-rsid="00190a11" style:font-size-asian="14pt" style:font-size-complex="14pt"/>
    </style:style>
    <style:style style:name="P2" style:family="paragraph" style:parent-style-name="Standard">
      <style:paragraph-properties fo:text-align="justify" style:justify-single-word="false"/>
      <style:text-properties fo:font-size="14pt" officeooo:rsid="0014e0d7" officeooo:paragraph-rsid="00196459" style:font-size-asian="14pt" style:font-size-complex="14pt"/>
    </style:style>
    <style:style style:name="P3" style:family="paragraph" style:parent-style-name="Standard">
      <style:paragraph-properties fo:text-align="justify" style:justify-single-word="false"/>
      <style:text-properties fo:font-size="14pt" officeooo:rsid="0014e0d7" officeooo:paragraph-rsid="0014e0d7" style:font-size-asian="14pt" style:font-size-complex="14pt"/>
    </style:style>
    <style:style style:name="P4" style:family="paragraph" style:parent-style-name="Standard">
      <style:paragraph-properties fo:text-align="justify" style:justify-single-word="false"/>
      <style:text-properties fo:font-size="14pt" officeooo:rsid="0014e0d7" officeooo:paragraph-rsid="00190a11" style:font-size-asian="14pt" style:font-size-complex="14pt"/>
    </style:style>
    <style:style style:name="P5" style:family="paragraph" style:parent-style-name="Standard">
      <style:text-properties fo:font-size="14pt" officeooo:rsid="00196459" officeooo:paragraph-rsid="00196459" style:font-size-asian="14pt" style:font-size-complex="14pt"/>
    </style:style>
    <style:style style:name="P6" style:family="paragraph" style:parent-style-name="Standard">
      <style:text-properties fo:font-size="16pt" fo:font-style="italic" fo:font-weight="bold" officeooo:rsid="0014e0d7" officeooo:paragraph-rsid="00196459" style:font-size-asian="16pt" style:font-style-asian="italic" style:font-weight-asian="bold" style:font-size-complex="16pt" style:font-style-complex="italic" style:font-weight-complex="bold"/>
    </style:style>
    <style:style style:name="P7" style:family="paragraph" style:parent-style-name="Standard">
      <style:text-properties fo:font-size="16pt" fo:font-style="italic" fo:font-weight="bold" officeooo:rsid="00196459" officeooo:paragraph-rsid="001a3c24" style:font-size-asian="16pt" style:font-style-asian="italic" style:font-weight-asian="bold" style:font-size-complex="16pt" style:font-style-complex="italic" style:font-weight-complex="bold"/>
    </style:style>
    <style:style style:name="T1" style:family="text">
      <style:text-properties officeooo:rsid="0016414d"/>
    </style:style>
    <style:style style:name="T2" style:family="text">
      <style:text-properties officeooo:rsid="00176df0"/>
    </style:style>
    <style:style style:name="T3" style:family="text">
      <style:text-properties officeooo:rsid="001848df"/>
    </style:style>
    <style:style style:name="T4" style:family="text">
      <style:text-properties officeooo:rsid="00196459"/>
    </style:style>
    <style:style style:name="T5" style:family="text">
      <style:text-properties fo:font-weight="bold" style:font-weight-asian="bold" style:font-weight-complex="bold"/>
    </style:style>
    <style:style style:name="T6" style:family="text">
      <style:text-properties officeooo:rsid="00198ce0"/>
    </style:style>
    <style:style style:name="T7" style:family="text">
      <style:text-properties officeooo:rsid="0019e4f6"/>
    </style:style>
    <style:style style:name="T8" style:family="text">
      <style:text-properties officeooo:rsid="001a3c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1. Solving Synchronization Problem Between Cooks &amp; Students</text:span></text:p>
      <text:p text:style-name="P2"><text:tab/>Supplier brings plates randomly, so cooks have to take them to counter intelligently. Cooks make the best dec<text:span text:style-name="T1">i</text:span><text:span text:style-name="T2">s</text:span>ion when chose any plates from kitchen. I have done such a had issue <text:span text:style-name="T1">while</text:span> <text:span text:style-name="T1">thought</text:span> plates on the counter. Cooks check counter, how many plates are on the itself. Cooks compare plates between kitchens rooms and counter rooms.</text:p>
      <text:p text:style-name="P3"><text:tab/>Firstly, Cooks looks plates on the counter which are not on the counter. Then turn back to the kitchen again and check plates if there is at list one plate in the kitchen else wait for supplier to bring him <text:span text:style-name="T1">that</text:span> marked plate.</text:p>
      <text:p text:style-name="P3"><text:tab/><text:span text:style-name="T1">Suppose, if there are not any empty room on the counter, I mean, three types of plates (Soup, Main Course and Des</text:span><text:span text:style-name="T4">s</text:span><text:span text:style-name="T1">ert) are on the counter abound</text:span><text:span text:style-name="T6">ly</text:span><text:span text:style-name="T1">. Cooks should make a different selection to bring plates to counter from kitchen. If </text:span><text:span text:style-name="T2">there isn’t at least any one type of plate. Choice of the cooks change. They choose the most plate in the kitchen. Otherwise, </text:span><text:span text:style-name="T3">they use their own decisions to choose the least plate in the kitchen. </text:span></text:p>
      <text:p text:style-name="P4"><text:tab/>In this manner, There aren’t any synchronization problems between cooks and students as well as <text:span text:style-name="T5">deathlock</text:span> couldn't be occur.</text:p>
      <text:p text:style-name="P1"/>
      <text:p text:style-name="P7">2. <text:s/>Students <text:span text:style-name="T8">A</text:span>t <text:span text:style-name="T8">T</text:span>ables <text:span text:style-name="T8">&amp;</text:span> <text:span text:style-name="T8">T</text:span>he <text:span text:style-name="T8">R</text:span>elationship <text:span text:style-name="T8">B</text:span>etween <text:span text:style-name="T8">T</text:span>hem</text:p>
      <text:p text:style-name="P5"><text:tab/><text:span text:style-name="T7">Students should take each type of plate once and then start to eat them while sitting down a indicated table. Otherwise, s/he cannot live this scenario. I check students one by one if each of them achieve to take three plates. If they do, I let them to enter the specified semaphore. </text:span><text:span text:style-name="T8">Hence, I can control relation between students and ta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0:06:39.240563435</meta:creation-date>
    <dc:date>2020-05-11T11:36:09.729133070</dc:date>
    <meta:editing-duration>PT22M48S</meta:editing-duration>
    <meta:editing-cycles>5</meta:editing-cycles>
    <meta:generator>LibreOffice/6.4.2.2$Linux_X86_64 LibreOffice_project/40$Build-2</meta:generator>
    <meta:document-statistic meta:table-count="0" meta:image-count="0" meta:object-count="0" meta:page-count="1" meta:paragraph-count="7" meta:word-count="273" meta:character-count="1572" meta:non-whitespace-character-count="1299"/>
  </office:meta>
</office:document-meta>
</file>